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ffff00" draw:opacity="50%" draw:textarea-horizontal-align="justify" draw:textarea-vertical-align="top" draw:auto-grow-height="false" fo:min-height="4.942cm" fo:min-width="9.26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729fcf" draw:opacity="50%" draw:textarea-horizontal-align="justify" draw:textarea-vertical-align="top" draw:auto-grow-height="false" fo:min-height="4.942cm" fo:min-width="13.70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157cm" fo:min-width="3.431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dash" draw:stroke-dash="Dashed_20__28_var_29_" svg:stroke-width="0.159cm" svg:stroke-color="#ff0000" draw:marker-start-width="0.438cm" draw:marker-end-width="0.438cm" draw:fill="none" draw:fill-color="#eeeeee" draw:textarea-vertical-align="middle" fo:padding-top="0.204cm" fo:padding-bottom="0.204cm" fo:padding-left="0.329cm" fo:padding-right="0.329cm"/>
    </style:style>
    <style:style style:name="gr11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0.931cm" fo:min-width="1.697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1.504cm" fo:min-width="2.397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424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e994" draw:textarea-horizontal-align="justify" draw:textarea-vertical-align="middle" draw:auto-grow-height="false" fo:min-height="0.703cm" fo:min-width="6.784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1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e994" draw:textarea-horizontal-align="justify" draw:textarea-vertical-align="middle" draw:auto-grow-height="false" fo:min-height="0.703cm" fo:min-width="6.784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2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ee6ef" draw:textarea-horizontal-align="justify" draw:textarea-vertical-align="middle" draw:auto-grow-height="false" fo:min-height="2.077cm" fo:min-width="8.204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3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e994" draw:textarea-horizontal-align="justify" draw:textarea-vertical-align="middle" draw:auto-grow-height="false" fo:min-height="0.863cm" fo:min-width="6.7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4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ee6ef" draw:textarea-horizontal-align="justify" draw:textarea-vertical-align="middle" draw:auto-grow-height="false" fo:min-height="2.077cm" fo:min-width="8.204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5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e994" draw:textarea-horizontal-align="justify" draw:textarea-vertical-align="middle" draw:auto-grow-height="false" fo:min-height="0.863cm" fo:min-width="6.7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6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ee6ef" draw:textarea-horizontal-align="justify" draw:textarea-vertical-align="middle" draw:auto-grow-height="false" fo:min-height="2.077cm" fo:min-width="8.204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7" style:family="graphic" style:parent-style-name="standard">
      <style:graphic-properties draw:stroke="none" draw:fill-color="#dee6ef" draw:textarea-horizontal-align="justify" draw:textarea-vertical-align="middle" draw:auto-grow-height="false" fo:min-height="16.973cm" fo:min-width="1.143cm"/>
    </style:style>
    <style:style style:name="gr28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8ce" draw:textarea-horizontal-align="justify" draw:textarea-vertical-align="middle" draw:auto-grow-height="false" fo:min-height="2.077cm" fo:min-width="14.984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9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e994" draw:textarea-horizontal-align="justify" draw:textarea-vertical-align="middle" draw:auto-grow-height="false" fo:min-height="0.863cm" fo:min-width="6.7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30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ee6ef" draw:textarea-horizontal-align="justify" draw:textarea-vertical-align="middle" draw:auto-grow-height="false" fo:min-height="2.077cm" fo:min-width="8.204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eeeeee"/>
      <style:paragraph-properties fo:text-align="center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e0c2cd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5" style:family="paragraph">
      <loext:graphic-properties draw:fill="solid" draw:fill-color="#ffe994"/>
      <style:paragraph-properties fo:margin-left="0cm" fo:margin-right="0cm" fo:margin-top="0cm" fo:margin-bottom="0cm" fo:line-height="100%" fo:text-align="end" fo:text-indent="0cm" style:writing-mode="lr-tb"/>
    </style:style>
    <style:style style:name="P16" style:family="paragraph">
      <loext:graphic-properties draw:fill="solid" draw:fill-color="#dee6ef"/>
      <style:paragraph-properties fo:margin-left="0cm" fo:margin-right="0cm" fo:margin-top="0cm" fo:margin-bottom="0cm" fo:line-height="100%" fo:text-align="end" fo:text-indent="0cm" style:writing-mode="lr-tb"/>
    </style:style>
    <style:style style:name="P17" style:family="paragraph">
      <loext:graphic-properties draw:fill-color="#dee6ef"/>
      <style:paragraph-properties fo:text-align="center"/>
    </style:style>
    <style:style style:name="P18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5.842cm" svg:x="-10.843cm" svg:y="1.109cm">
          <text:p text:style-name="P1"><text:span text:style-name="T1">Non-point </text:span></text:p>
          <text:p text:style-name="P1"><text:span text:style-name="T1">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4.859cm" svg:height="5.842cm" svg:x="-20.876cm" svg:y="1.108cm">
          <text:p text:style-name="P3"><text:span text:style-name="T1">Point 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4.191cm" svg:height="2.667cm" svg:x="-20.574cm" svg:y="3.344cm">
          <text:p text:style-name="P5">Municipal</text:p>
          <text:p text:style-name="P5">wastew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4.191cm" svg:height="2.667cm" svg:x="-15.574cm" svg:y="3.344cm">
          <text:p text:style-name="P5">Industrial</text:p>
          <text:p text:style-name="P5">wastew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4.191cm" svg:height="2.667cm" svg:x="-10.574cm" svg:y="3.344cm">
          <text:p text:style-name="P5">Livestock</text:p>
          <text:p text:style-name="P5">fac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" draw:id="id2" draw:layer="layout" svg:width="4.191cm" svg:height="2.667cm" svg:x="-5.574cm" svg:y="3.344cm">
          <text:p text:style-name="P5">Agricultural</text:p>
          <text:p text:style-name="P5">relea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-6.383cm" svg:y1="4.677cm" svg:x2="-5.574cm" svg:y2="4.677cm" draw:start-shape="id1" draw:start-glue-point="1" draw:end-shape="id2" draw:end-glue-point="3" svg:d="M-6383 4677h405v1875h-1v-1875h405" svg:viewBox="0 0 810 1876">
          <text:p/>
        </draw:connector>
        <draw:custom-shape draw:style-name="gr8" draw:text-style-name="P6" xml:id="id3" draw:id="id3" draw:layer="layout" svg:width="4.191cm" svg:height="2.667cm" svg:x="-15.574cm" svg:y="14.944cm">
          <text:p text:style-name="P5">Water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.191cm" svg:height="2.667cm" svg:x="-7.948cm" svg:y="8.444cm">
          <text:p text:style-name="P5">So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-8.479cm" svg:y1="6.011cm" svg:x2="-13.479cm" svg:y2="14.944cm" draw:start-shape="id1" draw:start-glue-point="2" draw:end-shape="id3" draw:end-glue-point="0" svg:d="M-8479 6011c0 6699-5000 2233-5000 8933" svg:viewBox="0 0 5001 8934">
          <text:p/>
        </draw:connector>
        <draw:polygon draw:style-name="gr10" draw:text-style-name="P8" draw:layer="layout" svg:width="15.747cm" svg:height="15.112cm" svg:x="-16.05cm" svg:y="2.886cm" svg:viewBox="0 0 15748 15113" draw:points="0,15113 15748,15113 15748,4699 9874,4699 9874,0 5249,0 5249,11430 0,11430">
          <text:p/>
        </draw:polygon>
        <draw:connector draw:style-name="gr7" draw:text-style-name="P7" draw:layer="layout" draw:type="curve" svg:x1="-18.479cm" svg:y1="6.011cm" svg:x2="-13.479cm" svg:y2="14.944cm" draw:start-shape="id4" draw:start-glue-point="2" draw:end-shape="id3" svg:d="M-18479 6011c0 6699 5000 2233 5000 8933" svg:viewBox="0 0 5001 8934">
          <text:p/>
        </draw:connector>
        <draw:connector draw:style-name="gr7" draw:text-style-name="P7" draw:layer="layout" draw:type="curve" svg:x1="-13.479cm" svg:y1="6.011cm" svg:x2="-13.479cm" svg:y2="14.944cm" draw:start-shape="id5" draw:start-glue-point="2" draw:end-shape="id3" draw:end-glue-point="0" svg:d="M-13479 6011v8933" svg:viewBox="0 0 1 8934">
          <text:p/>
        </draw:connector>
        <draw:connector draw:style-name="gr7" draw:text-style-name="P7" draw:layer="layout" draw:type="curve" svg:x1="-3.479cm" svg:y1="6.011cm" svg:x2="-5.853cm" svg:y2="8.444cm" draw:start-shape="id2" draw:start-glue-point="2" draw:end-shape="id6" draw:end-glue-point="0" svg:d="M-3479 6011c0 1824-2374 608-2374 2433" svg:viewBox="0 0 2375 2434">
          <text:p/>
        </draw:connector>
        <draw:connector draw:style-name="gr7" draw:text-style-name="P7" draw:layer="layout" draw:type="curve" svg:x1="-8.479cm" svg:y1="6.011cm" svg:x2="-5.853cm" svg:y2="8.444cm" draw:start-shape="id1" draw:start-glue-point="2" draw:end-shape="id6" draw:end-glue-point="0" svg:d="M-8479 6011c0 1824 2626 608 2626 2433" svg:viewBox="0 0 2627 2434">
          <text:p/>
        </draw:connector>
        <draw:connector draw:style-name="gr7" draw:text-style-name="P7" draw:layer="layout" draw:type="curve" svg:x1="-5.853cm" svg:y1="11.111cm" svg:x2="-5.853cm" svg:y2="12.217cm" draw:start-shape="id6" draw:start-glue-point="2" draw:end-shape="id7" draw:end-glue-point="0" svg:d="M-5853 11111v1106" svg:viewBox="0 0 1 1107">
          <text:p/>
        </draw:connector>
        <draw:custom-shape draw:style-name="gr11" draw:text-style-name="P9" draw:layer="layout" svg:width="2.413cm" svg:height="1.397cm" svg:x="-6.706cm" svg:y="15.967cm">
          <text:p text:style-name="P5">Run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7" draw:id="id7" draw:layer="layout" svg:width="4.191cm" svg:height="2.667cm" svg:x="-7.948cm" svg:y="12.217cm">
          <text:p text:style-name="P5">Nutrient</text:p>
          <text:p text:style-name="P5">leg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-5.853cm" svg:y1="14.884cm" svg:x2="-11.383cm" svg:y2="16.277cm" draw:start-shape="id7" draw:start-glue-point="2" draw:end-shape="id3" draw:end-glue-point="1" svg:d="M-5853 14884c0 929-1843 1393-5530 1393" svg:viewBox="0 0 5531 1394">
          <text:p/>
        </draw:connector>
        <draw:custom-shape draw:style-name="gr13" draw:text-style-name="P9" draw:layer="layout" svg:width="3.175cm" svg:height="2.032cm" svg:x="-17.501cm" svg:y="11.811cm">
          <text:p text:style-name="P5">Direct</text:p>
          <text:p text:style-name="P5">disch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8" draw:id="id8" draw:layer="layout" svg:width="4.191cm" svg:height="2.667cm" svg:x="-15.548cm" svg:y="18.617cm">
          <text:p text:style-name="P5">Eutroph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9" draw:id="id9" draw:layer="layout" svg:width="4.191cm" svg:height="2.667cm" svg:x="-15.548cm" svg:y="22.217cm">
          <text:p text:style-name="P5">Algal</text:p>
          <text:p text:style-name="P5">bloo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0" draw:id="id10" draw:layer="layout" svg:width="4.191cm" svg:height="2.667cm" svg:x="-20.548cm" svg:y="26.217cm">
          <text:p text:style-name="P5">Environmental</text:p>
          <text:p text:style-name="P5">harmful</text:p>
          <text:p text:style-name="P5">impa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1" draw:id="id11" draw:layer="layout" svg:width="4.191cm" svg:height="2.667cm" svg:x="-15.548cm" svg:y="26.217cm">
          <text:p text:style-name="P5">Human</text:p>
          <text:p text:style-name="P5">health</text:p>
          <text:p text:style-name="P5">threa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xml:id="id12" draw:id="id12" draw:layer="layout" svg:width="4.191cm" svg:height="2.667cm" svg:x="-10.548cm" svg:y="26.217cm">
          <text:p text:style-name="P5">Economic</text:p>
          <text:p text:style-name="P5">lo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-13.479cm" svg:y1="17.611cm" svg:x2="-13.453cm" svg:y2="18.617cm" draw:start-shape="id3" draw:start-glue-point="2" draw:end-shape="id8" draw:end-glue-point="0" svg:d="M-13479 17611c0 784 26 282 26 1006" svg:viewBox="0 0 27 1007">
          <text:p/>
        </draw:connector>
        <draw:connector draw:style-name="gr7" draw:text-style-name="P7" draw:layer="layout" draw:type="curve" svg:x1="-13.453cm" svg:y1="21.284cm" svg:x2="-13.453cm" svg:y2="22.217cm" draw:start-shape="id8" draw:start-glue-point="2" draw:end-shape="id9" draw:end-glue-point="0" svg:d="M-13453 21284v933" svg:viewBox="0 0 1 934">
          <text:p/>
        </draw:connector>
        <draw:connector draw:style-name="gr7" draw:text-style-name="P7" draw:layer="layout" draw:type="curve" svg:x1="-13.453cm" svg:y1="24.884cm" svg:x2="-18.453cm" svg:y2="26.217cm" draw:start-shape="id9" draw:start-glue-point="2" draw:end-shape="id10" draw:end-glue-point="0" svg:d="M-13453 24884c0 999-5000 333-5000 1333" svg:viewBox="0 0 5001 1334">
          <text:p/>
        </draw:connector>
        <draw:connector draw:style-name="gr7" draw:text-style-name="P7" draw:layer="layout" draw:type="curve" svg:x1="-13.453cm" svg:y1="24.884cm" svg:x2="-13.453cm" svg:y2="26.217cm" draw:start-shape="id9" draw:start-glue-point="2" draw:end-shape="id11" draw:end-glue-point="0" svg:d="M-13453 24884v1333" svg:viewBox="0 0 1 1334">
          <text:p/>
        </draw:connector>
        <draw:connector draw:style-name="gr7" draw:text-style-name="P7" draw:layer="layout" draw:type="curve" svg:x1="-13.453cm" svg:y1="24.884cm" svg:x2="-8.453cm" svg:y2="26.217cm" draw:start-shape="id9" draw:start-glue-point="2" draw:end-shape="id12" draw:end-glue-point="0" svg:d="M-13453 24884c0 999 5000 333 5000 1333" svg:viewBox="0 0 5001 1334">
          <text:p/>
        </draw:connector>
        <draw:frame draw:style-name="gr19" draw:text-style-name="P13" draw:layer="layout" svg:width="6.985cm" svg:height="1.674cm" draw:transform="rotate (1.5707963267949) translate (-2.357cm 16.202cm)">
          <draw:text-box>
            <text:p text:style-name="P12"><text:span text:style-name="T1">Scope of the work</text:span></text:p>
          </draw:text-box>
        </draw:frame>
        <draw:g>
          <draw:custom-shape draw:style-name="gr20" draw:text-style-name="P15" draw:layer="layout" svg:width="7.474cm" svg:height="1.143cm" svg:x="9.533cm" svg:y="6.272cm">
            <text:p text:style-name="P14">Nitrogen release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5" draw:layer="layout" svg:width="7.474cm" svg:height="1.143cm" svg:x="9.533cm" svg:y="4.764cm">
            <text:p text:style-name="P14">Phosphorus release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6" draw:layer="layout" svg:width="9.044cm" svg:height="2.667cm" svg:x="1.227cm" svg:y="4.752cm">
            <text:p text:style-name="P14">Techno-economic</text:p>
            <text:p text:style-name="P14">assessment of nutrient</text:p>
            <text:p text:style-name="P14">recovery processe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3" draw:text-style-name="P15" draw:layer="layout" svg:width="7.474cm" svg:height="1.321cm" svg:x="9.533cm" svg:y="13.262cm">
            <text:p text:style-name="P14">Phosphorus release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6" draw:layer="layout" svg:width="9.044cm" svg:height="2.667cm" svg:x="1.227cm" svg:y="12.589cm">
            <text:p text:style-name="P14">Decision support tool for</text:p>
            <text:p text:style-name="P14">technology selec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5" draw:text-style-name="P15" draw:layer="layout" svg:width="7.474cm" svg:height="1.321cm" svg:x="9.533cm" svg:y="9.343cm">
            <text:p text:style-name="P14">Phosphorus release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6" draw:layer="layout" svg:width="9.044cm" svg:height="2.667cm" svg:x="1.227cm" svg:y="8.67cm">
            <text:p text:style-name="P14">Geographical and</text:p>
            <text:p text:style-name="P14">environmental analysis</text:p>
            <text:p text:style-name="P14">of nutrient pollu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17" draw:layer="layout" svg:width="1.819cm" svg:height="17.399cm" svg:x="1.213cm" svg:y="1.4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15.824cm" svg:height="2.667cm" svg:x="1.178cm" svg:y="1.18cm">
          <text:p text:style-name="P5">Nutrient releases from CAF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9" draw:text-style-name="P15" draw:layer="layout" svg:width="7.474cm" svg:height="1.321cm" svg:x="9.533cm" svg:y="17.108cm">
            <text:p text:style-name="P14">Phosphorus release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9.044cm" svg:height="2.667cm" svg:x="1.227cm" svg:y="16.435cm">
            <text:p text:style-name="P14">Analysis of</text:p>
            <text:p text:style-name="P14">incentive policie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237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9:48:17.382808363</meta:creation-date>
    <dc:date>2021-09-28T10:33:45.650912130</dc:date>
    <meta:editing-duration>PT27M11S</meta:editing-duration>
    <meta:editing-cycles>12</meta:editing-cycles>
    <meta:generator>LibreOffice/7.0.4.2$Linux_X86_64 LibreOffice_project/dcf040e67528d9187c66b2379df5ea4407429775</meta:generator>
    <meta:document-statistic meta:object-count="46"/>
  </office:meta>
</office:document-meta>
</file>